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395cm" draw:marker-end-width="0.395cm" draw:fill-color="#ffffff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draw:fill="none" draw:fill-color="#ffffff" draw:auto-grow-height="false" draw:auto-grow-width="false" draw:fit-to-size="true" fo:min-height="0.952cm" fo:min-width="32.372cm" fo:padding-top="0.02cm" fo:padding-bottom="0.02cm" fo:padding-left="0.02cm" fo:padding-right="0.02cm"/>
    </style:style>
    <style:style style:name="gr3" style:family="graphic" style:parent-style-name="standard">
      <style:graphic-properties svg:stroke-width="0.03cm" draw:marker-start-width="0.395cm" draw:marker-end-width="0.395cm" draw:fill-color="#800000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395cm" draw:marker-end-width="0.395cm" draw:fill-color="#b3b3b3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fill="none" draw:fill-color="#ffffff" draw:textarea-horizontal-align="left" draw:auto-grow-height="false" draw:auto-grow-width="false" draw:fit-to-size="true" fo:min-height="0.331cm" fo:min-width="1.043cm" fo:padding-top="0cm" fo:padding-bottom="0cm" fo:padding-left="0cm" fo:padding-right="0cm"/>
    </style:style>
    <style:style style:name="gr6" style:family="graphic" style:parent-style-name="standard">
      <style:graphic-properties svg:stroke-width="0.03cm" draw:marker-start-width="0.395cm" draw:marker-end-width="0.395cm" draw:fill-color="#000000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395cm" draw:marker-end-width="0.395cm" draw:fill-color="#008000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draw:marker-start-width="0.395cm" draw:marker-end-width="0.395cm" draw:fill-color="#996633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draw:marker-start-width="0.395cm" draw:marker-end-width="0.395cm" draw:fill-color="#b84747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draw:marker-start-width="0.395cm" draw:marker-end-width="0.395cm" draw:fill-color="#944794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draw:marker-start-width="0.395cm" draw:marker-end-width="0.395cm" draw:fill-color="#0000ff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draw:marker-start-width="0.395cm" draw:marker-end-width="0.395cm" draw:fill-color="#808000" draw:textarea-horizontal-align="center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fill-color="#ffffcc" draw:textarea-horizontal-align="center" draw:textarea-vertical-align="middle"/>
    </style:style>
    <style:style style:name="gr14" style:family="graphic" style:parent-style-name="standard">
      <style:graphic-properties draw:fill-color="#e6e64c" draw:textarea-horizontal-align="center" draw:textarea-vertical-align="middle"/>
    </style:style>
    <style:style style:name="gr15" style:family="graphic" style:parent-style-name="standard">
      <style:graphic-properties svg:stroke-width="0.03cm" draw:marker-start-width="0.395cm" draw:marker-end-width="0.395cm" draw:fill-color="#ff0000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width="0.03cm" draw:marker-start-width="0.395cm" draw:marker-end-width="0.395cm" draw:fill-color="#804c19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8pt" style:font-weight-asian="bold" style:font-family-complex="ARIAL" style:font-family-generic-complex="swiss" style:font-pitch-complex="variable" style:font-size-complex="8pt" style:font-weight-complex="bold" style:text-scale="100%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8pt" style:font-weight-asian="bold" style:font-family-complex="ARIAL" style:font-family-generic-complex="swiss" style:font-pitch-complex="variable" style:font-size-complex="8pt" style:font-weight-complex="bold" style:text-scale="100%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0.9cm" svg:height="0.5cm" svg:x="3.8cm" svg:y="12cm">
          <text:p/>
        </draw:rect>
        <draw:frame draw:style-name="gr2" draw:layer="layout" svg:width="8.7cm" svg:height="0.3cm" svg:x="2cm" svg:y="28.4cm">
          <draw:text-box>
            <text:p><text:file-name text:display="full">G:\!Privat3\Eisenbahn\Module\M11_AbzweigTankstelle\odg\M11_Klemmleiste_V1_240310.odg</text:file-name></text:p>
          </draw:text-box>
        </draw:frame>
        <draw:rect draw:style-name="gr3" draw:text-style-name="P1" draw:layer="layout" svg:width="0.6cm" svg:height="1.6cm" svg:x="2.1cm" svg:y="9.9cm">
          <text:p/>
        </draw:rect>
        <draw:rect draw:style-name="gr4" draw:text-style-name="P1" draw:layer="layout" svg:width="0.35cm" svg:height="1.6cm" svg:x="2.7cm" svg:y="9.9cm">
          <text:p/>
        </draw:rect>
        <draw:rect draw:style-name="gr3" draw:text-style-name="P1" draw:layer="layout" svg:width="0.6cm" svg:height="0.5cm" svg:x="2.1cm" svg:y="11.5cm">
          <text:p/>
        </draw:rect>
        <draw:rect draw:style-name="gr3" draw:text-style-name="P1" draw:layer="layout" svg:width="0.6cm" svg:height="0.5cm" svg:x="2.1cm" svg:y="9.4cm">
          <text:p/>
        </draw:rect>
        <draw:rect draw:style-name="gr1" draw:text-style-name="P1" draw:layer="layout" svg:width="0.9cm" svg:height="0.5cm" svg:x="2cm" svg:y="12cm">
          <text:p/>
        </draw:rect>
        <draw:frame draw:style-name="gr5" draw:text-style-name="P2" draw:layer="layout" svg:width="0.6cm" svg:height="0.5cm" svg:x="2.15cm" svg:y="12cm">
          <draw:text-box>
            <text:p><text:span text:style-name="T1">WA</text:span></text:p>
          </draw:text-box>
        </draw:frame>
        <draw:rect draw:style-name="gr6" draw:text-style-name="P1" draw:layer="layout" svg:width="0.6cm" svg:height="1.6cm" svg:x="3.05cm" svg:y="9.9cm">
          <text:p/>
        </draw:rect>
        <draw:rect draw:style-name="gr4" draw:text-style-name="P1" draw:layer="layout" svg:width="0.35cm" svg:height="1.6cm" svg:x="3.65cm" svg:y="9.9cm">
          <text:p/>
        </draw:rect>
        <draw:rect draw:style-name="gr6" draw:text-style-name="P1" draw:layer="layout" svg:width="0.6cm" svg:height="0.5cm" svg:x="3.05cm" svg:y="11.5cm">
          <text:p/>
        </draw:rect>
        <draw:rect draw:style-name="gr6" draw:text-style-name="P1" draw:layer="layout" svg:width="0.6cm" svg:height="0.5cm" svg:x="3.05cm" svg:y="9.4cm">
          <text:p/>
        </draw:rect>
        <draw:rect draw:style-name="gr1" draw:text-style-name="P1" draw:layer="layout" svg:width="0.9cm" svg:height="0.5cm" svg:x="2.9cm" svg:y="12cm">
          <text:p/>
        </draw:rect>
        <draw:frame draw:style-name="gr5" draw:text-style-name="P2" draw:layer="layout" svg:width="0.6cm" svg:height="0.5cm" svg:x="3.05cm" svg:y="12cm">
          <draw:text-box>
            <text:p><text:span text:style-name="T1">W0</text:span></text:p>
          </draw:text-box>
        </draw:frame>
        <draw:rect draw:style-name="gr7" draw:text-style-name="P1" draw:layer="layout" svg:width="0.6cm" svg:height="1.6cm" svg:x="4cm" svg:y="9.9cm">
          <text:p/>
        </draw:rect>
        <draw:rect draw:style-name="gr7" draw:text-style-name="P1" draw:layer="layout" svg:width="0.6cm" svg:height="0.5cm" svg:x="4cm" svg:y="11.5cm">
          <text:p/>
        </draw:rect>
        <draw:rect draw:style-name="gr7" draw:text-style-name="P1" draw:layer="layout" svg:width="0.6cm" svg:height="0.5cm" svg:x="4cm" svg:y="9.4cm">
          <text:p/>
        </draw:rect>
        <draw:frame draw:style-name="gr5" draw:text-style-name="P2" draw:layer="layout" svg:width="0.6cm" svg:height="0.5cm" svg:x="3.95cm" svg:y="12cm">
          <draw:text-box>
            <text:p><text:span text:style-name="T1">WB</text:span></text:p>
          </draw:text-box>
        </draw:frame>
        <draw:rect draw:style-name="gr8" draw:text-style-name="P1" draw:layer="layout" svg:width="0.6cm" svg:height="1.6cm" svg:x="4.9cm" svg:y="3.4cm">
          <text:p/>
        </draw:rect>
        <draw:rect draw:style-name="gr4" draw:text-style-name="P1" draw:layer="layout" svg:width="0.3cm" svg:height="1.6cm" svg:x="5.5cm" svg:y="3.4cm">
          <text:p/>
        </draw:rect>
        <draw:rect draw:style-name="gr8" draw:text-style-name="P1" draw:layer="layout" svg:width="0.6cm" svg:height="0.5cm" svg:x="4.9cm" svg:y="5cm">
          <text:p/>
        </draw:rect>
        <draw:rect draw:style-name="gr8" draw:text-style-name="P1" draw:layer="layout" svg:width="0.6cm" svg:height="0.5cm" svg:x="4.9cm" svg:y="2.9cm">
          <text:p/>
        </draw:rect>
        <draw:rect draw:style-name="gr1" draw:text-style-name="P1" draw:layer="layout" svg:width="2.7cm" svg:height="0.5cm" svg:x="2cm" svg:y="12.5cm">
          <text:p/>
        </draw:rect>
        <draw:frame draw:style-name="gr5" draw:text-style-name="P2" draw:layer="layout" svg:width="1.8cm" svg:height="0.5cm" svg:x="2.5cm" svg:y="12.5cm">
          <draw:text-box>
            <text:p><text:span text:style-name="T1">WEICHE 1</text:span></text:p>
          </draw:text-box>
        </draw:frame>
        <draw:rect draw:style-name="gr1" draw:text-style-name="P1" draw:layer="layout" svg:width="2.7cm" svg:height="0.5cm" svg:x="2cm" svg:y="8.4cm">
          <text:p/>
        </draw:rect>
        <draw:frame draw:style-name="gr5" draw:text-style-name="P2" draw:layer="layout" svg:width="1.8cm" svg:height="0.5cm" svg:x="2.5cm" svg:y="8.4cm">
          <draw:text-box>
            <text:p><text:span text:style-name="T1">WEICHE 1</text:span></text:p>
          </draw:text-box>
        </draw:frame>
        <draw:rect draw:style-name="gr9" draw:text-style-name="P1" draw:layer="layout" svg:width="0.6cm" svg:height="1.6cm" svg:x="5.8cm" svg:y="3.4cm">
          <text:p/>
        </draw:rect>
        <draw:rect draw:style-name="gr9" draw:text-style-name="P1" draw:layer="layout" svg:width="0.6cm" svg:height="0.5cm" svg:x="5.8cm" svg:y="5cm">
          <text:p/>
        </draw:rect>
        <draw:rect draw:style-name="gr9" draw:text-style-name="P1" draw:layer="layout" svg:width="0.6cm" svg:height="0.5cm" svg:x="5.8cm" svg:y="2.9cm">
          <text:p/>
        </draw:rect>
        <draw:rect draw:style-name="gr1" draw:text-style-name="P1" draw:layer="layout" svg:width="1.7cm" svg:height="0.5cm" svg:x="4.8cm" svg:y="6cm">
          <text:p/>
        </draw:rect>
        <draw:frame draw:style-name="gr5" draw:text-style-name="P2" draw:layer="layout" svg:width="1.6cm" svg:height="0.5cm" svg:x="4.85cm" svg:y="6cm">
          <draw:text-box>
            <text:p><text:span text:style-name="T1">ABZWEIG</text:span></text:p>
          </draw:text-box>
        </draw:frame>
        <draw:rect draw:style-name="gr10" draw:text-style-name="P1" draw:layer="layout" svg:width="0.6cm" svg:height="1.6cm" svg:x="7cm" svg:y="9.9cm">
          <text:p/>
        </draw:rect>
        <draw:rect draw:style-name="gr4" draw:text-style-name="P1" draw:layer="layout" svg:width="0.4cm" svg:height="1.6cm" svg:x="7.6cm" svg:y="9.9cm">
          <text:p/>
        </draw:rect>
        <draw:rect draw:style-name="gr10" draw:text-style-name="P1" draw:layer="layout" svg:width="0.6cm" svg:height="0.5cm" svg:x="7cm" svg:y="11.5cm">
          <text:p/>
        </draw:rect>
        <draw:rect draw:style-name="gr10" draw:text-style-name="P1" draw:layer="layout" svg:width="0.6cm" svg:height="0.5cm" svg:x="7cm" svg:y="9.4cm">
          <text:p/>
        </draw:rect>
        <draw:rect draw:style-name="gr11" draw:text-style-name="P1" draw:layer="layout" svg:width="0.6cm" svg:height="1.6cm" svg:x="8cm" svg:y="9.9cm">
          <text:p/>
        </draw:rect>
        <draw:rect draw:style-name="gr11" draw:text-style-name="P1" draw:layer="layout" svg:width="0.6cm" svg:height="0.5cm" svg:x="8cm" svg:y="11.5cm">
          <text:p/>
        </draw:rect>
        <draw:rect draw:style-name="gr11" draw:text-style-name="P1" draw:layer="layout" svg:width="0.6cm" svg:height="0.5cm" svg:x="8cm" svg:y="9.4cm">
          <text:p/>
        </draw:rect>
        <draw:rect draw:style-name="gr1" draw:text-style-name="P1" draw:layer="layout" svg:width="1.8cm" svg:height="0.5cm" svg:x="6.9cm" svg:y="12.5cm">
          <text:p/>
        </draw:rect>
        <draw:frame draw:style-name="gr5" draw:text-style-name="P2" draw:layer="layout" svg:width="1.6cm" svg:height="0.5cm" svg:x="7cm" svg:y="12.5cm">
          <draw:text-box>
            <text:p><text:span text:style-name="T1">ENTKUPPLER</text:span></text:p>
          </draw:text-box>
        </draw:frame>
        <draw:rect draw:style-name="gr1" draw:text-style-name="P1" draw:layer="layout" svg:width="1.8cm" svg:height="0.5cm" svg:x="6.9cm" svg:y="8.4cm">
          <text:p/>
        </draw:rect>
        <draw:rect draw:style-name="gr12" draw:text-style-name="P1" draw:layer="layout" svg:width="0.6cm" svg:height="1.6cm" svg:x="9cm" svg:y="9.9cm">
          <text:p/>
        </draw:rect>
        <draw:rect draw:style-name="gr4" draw:text-style-name="P1" draw:layer="layout" svg:width="0.4cm" svg:height="1.6cm" svg:x="9.6cm" svg:y="9.9cm">
          <text:p/>
        </draw:rect>
        <draw:rect draw:style-name="gr12" draw:text-style-name="P1" draw:layer="layout" svg:width="0.6cm" svg:height="0.5cm" svg:x="9cm" svg:y="11.5cm">
          <text:p/>
        </draw:rect>
        <draw:rect draw:style-name="gr12" draw:text-style-name="P1" draw:layer="layout" svg:width="0.6cm" svg:height="0.5cm" svg:x="9cm" svg:y="9.4cm">
          <text:p/>
        </draw:rect>
        <draw:rect draw:style-name="gr3" draw:text-style-name="P1" draw:layer="layout" svg:width="0.6cm" svg:height="1.6cm" svg:x="10cm" svg:y="9.9cm">
          <text:p/>
        </draw:rect>
        <draw:rect draw:style-name="gr3" draw:text-style-name="P1" draw:layer="layout" svg:width="0.6cm" svg:height="0.5cm" svg:x="10cm" svg:y="11.5cm">
          <text:p/>
        </draw:rect>
        <draw:rect draw:style-name="gr3" draw:text-style-name="P1" draw:layer="layout" svg:width="0.6cm" svg:height="0.5cm" svg:x="10cm" svg:y="9.4cm">
          <text:p/>
        </draw:rect>
        <draw:rect draw:style-name="gr1" draw:text-style-name="P1" draw:layer="layout" svg:width="1.8cm" svg:height="0.5cm" svg:x="8.9cm" svg:y="12.5cm">
          <text:p/>
        </draw:rect>
        <draw:frame draw:style-name="gr5" draw:text-style-name="P2" draw:layer="layout" svg:width="1.6cm" svg:height="0.5cm" svg:x="9cm" svg:y="12.5cm">
          <draw:text-box>
            <text:p><text:span text:style-name="T1">HAUPTSTR</text:span></text:p>
          </draw:text-box>
        </draw:frame>
        <draw:rect draw:style-name="gr1" draw:text-style-name="P1" draw:layer="layout" svg:width="1.8cm" svg:height="0.5cm" svg:x="8.9cm" svg:y="8.4cm">
          <text:p/>
        </draw:rect>
        <draw:frame draw:style-name="gr5" draw:text-style-name="P2" draw:layer="layout" svg:width="1.6cm" svg:height="0.5cm" svg:x="9cm" svg:y="8.4cm">
          <draw:text-box>
            <text:p><text:span text:style-name="T1">HAUPTSTR</text:span></text:p>
          </draw:text-box>
        </draw:frame>
        <draw:frame draw:style-name="gr5" draw:text-style-name="P2" draw:layer="layout" svg:width="1.6cm" svg:height="0.5cm" svg:x="7cm" svg:y="8.4cm">
          <draw:text-box>
            <text:p><text:span text:style-name="T1">ENTKUPPLER</text:span></text:p>
          </draw:text-box>
        </draw:frame>
        <draw:g>
          <draw:circle draw:style-name="gr13" draw:text-style-name="P1" draw:layer="layout" svg:width="0.4cm" svg:height="0.4cm" svg:x="10.1cm" svg:y="10.1cm">
            <text:p/>
          </draw:circle>
          <draw:rect draw:style-name="gr14" draw:text-style-name="P1" draw:layer="layout" svg:width="0.1cm" svg:height="0.4cm" draw:transform="rotate (-0.785398163398487) translate (10.406cm 10.123cm)">
            <text:p/>
          </draw:rect>
        </draw:g>
        <draw:g>
          <draw:circle draw:style-name="gr13" draw:text-style-name="P1" draw:layer="layout" svg:width="0.4cm" svg:height="0.4cm" svg:x="10.1cm" svg:y="10.9cm">
            <text:p/>
          </draw:circle>
          <draw:rect draw:style-name="gr14" draw:text-style-name="P1" draw:layer="layout" svg:width="0.1cm" svg:height="0.4cm" draw:transform="rotate (-0.785398163398487) translate (10.406cm 10.923cm)">
            <text:p/>
          </draw:rect>
        </draw:g>
        <draw:g>
          <draw:circle draw:style-name="gr13" draw:text-style-name="P1" draw:layer="layout" svg:width="0.4cm" svg:height="0.4cm" svg:x="9.1cm" svg:y="10.1cm">
            <text:p/>
          </draw:circle>
          <draw:rect draw:style-name="gr14" draw:text-style-name="P1" draw:layer="layout" svg:width="0.1cm" svg:height="0.4cm" draw:transform="rotate (-0.785398163398487) translate (9.406cm 10.123cm)">
            <text:p/>
          </draw:rect>
        </draw:g>
        <draw:g>
          <draw:circle draw:style-name="gr13" draw:text-style-name="P1" draw:layer="layout" svg:width="0.4cm" svg:height="0.4cm" svg:x="9.1cm" svg:y="10.9cm">
            <text:p/>
          </draw:circle>
          <draw:rect draw:style-name="gr14" draw:text-style-name="P1" draw:layer="layout" svg:width="0.1cm" svg:height="0.4cm" draw:transform="rotate (-0.785398163398487) translate (9.406cm 10.923cm)">
            <text:p/>
          </draw:rect>
        </draw:g>
        <draw:g>
          <draw:circle draw:style-name="gr13" draw:text-style-name="P1" draw:layer="layout" svg:width="0.4cm" svg:height="0.4cm" svg:x="8.1cm" svg:y="10.1cm">
            <text:p/>
          </draw:circle>
          <draw:rect draw:style-name="gr14" draw:text-style-name="P1" draw:layer="layout" svg:width="0.1cm" svg:height="0.4cm" draw:transform="rotate (-0.785398163398487) translate (8.406cm 10.123cm)">
            <text:p/>
          </draw:rect>
        </draw:g>
        <draw:g>
          <draw:circle draw:style-name="gr13" draw:text-style-name="P1" draw:layer="layout" svg:width="0.4cm" svg:height="0.4cm" svg:x="8.1cm" svg:y="10.9cm">
            <text:p/>
          </draw:circle>
          <draw:rect draw:style-name="gr14" draw:text-style-name="P1" draw:layer="layout" svg:width="0.1cm" svg:height="0.4cm" draw:transform="rotate (-0.785398163398487) translate (8.406cm 10.923cm)">
            <text:p/>
          </draw:rect>
        </draw:g>
        <draw:g>
          <draw:circle draw:style-name="gr13" draw:text-style-name="P1" draw:layer="layout" svg:width="0.4cm" svg:height="0.4cm" svg:x="7.1cm" svg:y="10.1cm">
            <text:p/>
          </draw:circle>
          <draw:rect draw:style-name="gr14" draw:text-style-name="P1" draw:layer="layout" svg:width="0.1cm" svg:height="0.4cm" draw:transform="rotate (-0.785398163398487) translate (7.406cm 10.123cm)">
            <text:p/>
          </draw:rect>
        </draw:g>
        <draw:g>
          <draw:circle draw:style-name="gr13" draw:text-style-name="P1" draw:layer="layout" svg:width="0.4cm" svg:height="0.4cm" svg:x="7.1cm" svg:y="10.9cm">
            <text:p/>
          </draw:circle>
          <draw:rect draw:style-name="gr14" draw:text-style-name="P1" draw:layer="layout" svg:width="0.1cm" svg:height="0.4cm" draw:transform="rotate (-0.785398163398487) translate (7.406cm 10.923cm)">
            <text:p/>
          </draw:rect>
        </draw:g>
        <draw:g>
          <draw:circle draw:style-name="gr13" draw:text-style-name="P1" draw:layer="layout" svg:width="0.4cm" svg:height="0.4cm" svg:x="5.9cm" svg:y="3.6cm">
            <text:p/>
          </draw:circle>
          <draw:rect draw:style-name="gr14" draw:text-style-name="P1" draw:layer="layout" svg:width="0.1cm" svg:height="0.4cm" draw:transform="rotate (-0.785398163398487) translate (6.206cm 3.623cm)">
            <text:p/>
          </draw:rect>
        </draw:g>
        <draw:g>
          <draw:circle draw:style-name="gr13" draw:text-style-name="P1" draw:layer="layout" svg:width="0.4cm" svg:height="0.4cm" svg:x="5.9cm" svg:y="4.4cm">
            <text:p/>
          </draw:circle>
          <draw:rect draw:style-name="gr14" draw:text-style-name="P1" draw:layer="layout" svg:width="0.1cm" svg:height="0.4cm" draw:transform="rotate (-0.785398163398487) translate (6.206cm 4.423cm)">
            <text:p/>
          </draw:rect>
        </draw:g>
        <draw:g>
          <draw:circle draw:style-name="gr13" draw:text-style-name="P1" draw:layer="layout" svg:width="0.4cm" svg:height="0.4cm" svg:x="5cm" svg:y="3.6cm">
            <text:p/>
          </draw:circle>
          <draw:rect draw:style-name="gr14" draw:text-style-name="P1" draw:layer="layout" svg:width="0.1cm" svg:height="0.4cm" draw:transform="rotate (-0.785398163398487) translate (5.306cm 3.623cm)">
            <text:p/>
          </draw:rect>
        </draw:g>
        <draw:g>
          <draw:circle draw:style-name="gr13" draw:text-style-name="P1" draw:layer="layout" svg:width="0.4cm" svg:height="0.4cm" svg:x="5cm" svg:y="4.4cm">
            <text:p/>
          </draw:circle>
          <draw:rect draw:style-name="gr14" draw:text-style-name="P1" draw:layer="layout" svg:width="0.1cm" svg:height="0.4cm" draw:transform="rotate (-0.785398163398487) translate (5.306cm 4.423cm)">
            <text:p/>
          </draw:rect>
        </draw:g>
        <draw:g>
          <draw:circle draw:style-name="gr13" draw:text-style-name="P1" draw:layer="layout" svg:width="0.4cm" svg:height="0.4cm" svg:x="4.1cm" svg:y="10.1cm">
            <text:p/>
          </draw:circle>
          <draw:rect draw:style-name="gr14" draw:text-style-name="P1" draw:layer="layout" svg:width="0.1cm" svg:height="0.4cm" draw:transform="rotate (-0.785398163398487) translate (4.406cm 10.123cm)">
            <text:p/>
          </draw:rect>
        </draw:g>
        <draw:g>
          <draw:circle draw:style-name="gr13" draw:text-style-name="P1" draw:layer="layout" svg:width="0.4cm" svg:height="0.4cm" svg:x="4.1cm" svg:y="10.9cm">
            <text:p/>
          </draw:circle>
          <draw:rect draw:style-name="gr14" draw:text-style-name="P1" draw:layer="layout" svg:width="0.1cm" svg:height="0.4cm" draw:transform="rotate (-0.785398163398487) translate (4.406cm 10.923cm)">
            <text:p/>
          </draw:rect>
        </draw:g>
        <draw:g>
          <draw:circle draw:style-name="gr13" draw:text-style-name="P1" draw:layer="layout" svg:width="0.4cm" svg:height="0.4cm" svg:x="3.15cm" svg:y="10.1cm">
            <text:p/>
          </draw:circle>
          <draw:rect draw:style-name="gr14" draw:text-style-name="P1" draw:layer="layout" svg:width="0.1cm" svg:height="0.4cm" draw:transform="rotate (-0.785398163398487) translate (3.456cm 10.123cm)">
            <text:p/>
          </draw:rect>
        </draw:g>
        <draw:g>
          <draw:circle draw:style-name="gr13" draw:text-style-name="P1" draw:layer="layout" svg:width="0.4cm" svg:height="0.4cm" svg:x="3.15cm" svg:y="10.9cm">
            <text:p/>
          </draw:circle>
          <draw:rect draw:style-name="gr14" draw:text-style-name="P1" draw:layer="layout" svg:width="0.1cm" svg:height="0.4cm" draw:transform="rotate (-0.785398163398487) translate (3.456cm 10.923cm)">
            <text:p/>
          </draw:rect>
        </draw:g>
        <draw:g>
          <draw:circle draw:style-name="gr13" draw:text-style-name="P1" draw:layer="layout" svg:width="0.4cm" svg:height="0.4cm" svg:x="2.2cm" svg:y="10.1cm">
            <text:p/>
          </draw:circle>
          <draw:rect draw:style-name="gr14" draw:text-style-name="P1" draw:layer="layout" svg:width="0.1cm" svg:height="0.4cm" draw:transform="rotate (-0.785398163398487) translate (2.506cm 10.123cm)">
            <text:p/>
          </draw:rect>
        </draw:g>
        <draw:g>
          <draw:circle draw:style-name="gr13" draw:text-style-name="P1" draw:layer="layout" svg:width="0.4cm" svg:height="0.4cm" svg:x="2.2cm" svg:y="10.9cm">
            <text:p/>
          </draw:circle>
          <draw:rect draw:style-name="gr14" draw:text-style-name="P1" draw:layer="layout" svg:width="0.1cm" svg:height="0.4cm" draw:transform="rotate (-0.785398163398487) translate (2.506cm 10.923cm)">
            <text:p/>
          </draw:rect>
        </draw:g>
        <draw:rect draw:style-name="gr1" draw:text-style-name="P1" draw:layer="layout" svg:width="0.85cm" svg:height="0.5cm" svg:x="4.8cm" svg:y="5.5cm">
          <text:p/>
        </draw:rect>
        <draw:frame draw:style-name="gr5" draw:text-style-name="P2" draw:layer="layout" svg:width="0.7cm" svg:height="0.5cm" svg:x="4.85cm" svg:y="5.5cm">
          <draw:text-box>
            <text:p><text:span text:style-name="T1">NN1</text:span></text:p>
          </draw:text-box>
        </draw:frame>
        <draw:rect draw:style-name="gr1" draw:text-style-name="P1" draw:layer="layout" svg:width="0.9cm" svg:height="0.5cm" svg:x="3.8cm" svg:y="8.9cm">
          <text:p/>
        </draw:rect>
        <draw:rect draw:style-name="gr1" draw:text-style-name="P1" draw:layer="layout" svg:width="0.9cm" svg:height="0.5cm" svg:x="2cm" svg:y="8.9cm">
          <text:p/>
        </draw:rect>
        <draw:frame draw:style-name="gr5" draw:text-style-name="P2" draw:layer="layout" svg:width="0.6cm" svg:height="0.5cm" svg:x="2.15cm" svg:y="8.9cm">
          <draw:text-box>
            <text:p><text:span text:style-name="T1">WA</text:span></text:p>
          </draw:text-box>
        </draw:frame>
        <draw:rect draw:style-name="gr1" draw:text-style-name="P1" draw:layer="layout" svg:width="0.9cm" svg:height="0.5cm" svg:x="2.9cm" svg:y="8.9cm">
          <text:p/>
        </draw:rect>
        <draw:frame draw:style-name="gr5" draw:text-style-name="P2" draw:layer="layout" svg:width="0.6cm" svg:height="0.5cm" svg:x="3.05cm" svg:y="8.9cm">
          <draw:text-box>
            <text:p><text:span text:style-name="T1">W0</text:span></text:p>
          </draw:text-box>
        </draw:frame>
        <draw:frame draw:style-name="gr5" draw:text-style-name="P2" draw:layer="layout" svg:width="0.6cm" svg:height="0.5cm" svg:x="3.95cm" svg:y="8.9cm">
          <draw:text-box>
            <text:p><text:span text:style-name="T1">WB</text:span></text:p>
          </draw:text-box>
        </draw:frame>
        <draw:rect draw:style-name="gr1" draw:text-style-name="P1" draw:layer="layout" svg:width="0.9cm" svg:height="0.5cm" svg:x="7.8cm" svg:y="12cm">
          <text:p/>
        </draw:rect>
        <draw:rect draw:style-name="gr1" draw:text-style-name="P1" draw:layer="layout" svg:width="0.9cm" svg:height="0.5cm" svg:x="6.9cm" svg:y="12cm">
          <text:p/>
        </draw:rect>
        <draw:frame draw:style-name="gr5" draw:text-style-name="P2" draw:layer="layout" svg:width="0.5cm" svg:height="0.5cm" svg:x="7.1cm" svg:y="12cm">
          <draw:text-box>
            <text:p><text:span text:style-name="T1">V+</text:span></text:p>
          </draw:text-box>
        </draw:frame>
        <draw:frame draw:style-name="gr5" draw:text-style-name="P2" draw:layer="layout" svg:width="0.5cm" svg:height="0.5cm" svg:x="8cm" svg:y="12cm">
          <draw:text-box>
            <text:p><text:span text:style-name="T1">V-</text:span></text:p>
          </draw:text-box>
        </draw:frame>
        <draw:rect draw:style-name="gr1" draw:text-style-name="P1" draw:layer="layout" svg:width="0.9cm" svg:height="0.5cm" svg:x="8.9cm" svg:y="12cm">
          <text:p/>
        </draw:rect>
        <draw:frame draw:style-name="gr5" draw:text-style-name="P2" draw:layer="layout" svg:width="0.6cm" svg:height="0.5cm" svg:x="9.05cm" svg:y="12cm">
          <draw:text-box>
            <text:p><text:span text:style-name="T1">NN</text:span></text:p>
          </draw:text-box>
        </draw:frame>
        <draw:rect draw:style-name="gr1" draw:text-style-name="P1" draw:layer="layout" svg:width="0.9cm" svg:height="0.5cm" svg:x="9.8cm" svg:y="12cm">
          <text:p/>
        </draw:rect>
        <draw:frame draw:style-name="gr5" draw:text-style-name="P2" draw:layer="layout" svg:width="0.6cm" svg:height="0.5cm" svg:x="9.95cm" svg:y="12cm">
          <draw:text-box>
            <text:p><text:span text:style-name="T1">SS</text:span></text:p>
          </draw:text-box>
        </draw:frame>
        <draw:rect draw:style-name="gr1" draw:text-style-name="P1" draw:layer="layout" svg:width="0.9cm" svg:height="0.5cm" svg:x="7.8cm" svg:y="8.9cm">
          <text:p/>
        </draw:rect>
        <draw:rect draw:style-name="gr1" draw:text-style-name="P1" draw:layer="layout" svg:width="0.9cm" svg:height="0.5cm" svg:x="6.9cm" svg:y="8.9cm">
          <text:p/>
        </draw:rect>
        <draw:frame draw:style-name="gr5" draw:text-style-name="P2" draw:layer="layout" svg:width="0.5cm" svg:height="0.5cm" svg:x="7.1cm" svg:y="8.9cm">
          <draw:text-box>
            <text:p><text:span text:style-name="T1">V+</text:span></text:p>
          </draw:text-box>
        </draw:frame>
        <draw:frame draw:style-name="gr5" draw:text-style-name="P2" draw:layer="layout" svg:width="0.5cm" svg:height="0.5cm" svg:x="8cm" svg:y="8.9cm">
          <draw:text-box>
            <text:p><text:span text:style-name="T1">V-</text:span></text:p>
          </draw:text-box>
        </draw:frame>
        <draw:rect draw:style-name="gr1" draw:text-style-name="P1" draw:layer="layout" svg:width="0.9cm" svg:height="0.5cm" svg:x="8.9cm" svg:y="8.9cm">
          <text:p/>
        </draw:rect>
        <draw:frame draw:style-name="gr5" draw:text-style-name="P2" draw:layer="layout" svg:width="0.6cm" svg:height="0.5cm" svg:x="9.05cm" svg:y="8.9cm">
          <draw:text-box>
            <text:p><text:span text:style-name="T1">NN</text:span></text:p>
          </draw:text-box>
        </draw:frame>
        <draw:rect draw:style-name="gr1" draw:text-style-name="P1" draw:layer="layout" svg:width="0.9cm" svg:height="0.5cm" svg:x="9.8cm" svg:y="8.9cm">
          <text:p/>
        </draw:rect>
        <draw:frame draw:style-name="gr5" draw:text-style-name="P2" draw:layer="layout" svg:width="0.6cm" svg:height="0.5cm" svg:x="9.95cm" svg:y="8.9cm">
          <draw:text-box>
            <text:p><text:span text:style-name="T1">SS</text:span></text:p>
          </draw:text-box>
        </draw:frame>
        <draw:rect draw:style-name="gr1" draw:text-style-name="P1" draw:layer="layout" svg:width="0.85cm" svg:height="0.5cm" svg:x="5.65cm" svg:y="5.5cm">
          <text:p/>
        </draw:rect>
        <draw:frame draw:style-name="gr5" draw:text-style-name="P2" draw:layer="layout" svg:width="0.75cm" svg:height="0.5cm" svg:x="5.7cm" svg:y="5.5cm">
          <draw:text-box>
            <text:p><text:span text:style-name="T1">SS1</text:span></text:p>
          </draw:text-box>
        </draw:frame>
        <draw:rect draw:style-name="gr1" draw:text-style-name="P1" draw:layer="layout" svg:width="1.7cm" svg:height="0.5cm" svg:x="4.8cm" svg:y="1.9cm">
          <text:p/>
        </draw:rect>
        <draw:frame draw:style-name="gr5" draw:text-style-name="P2" draw:layer="layout" svg:width="1.6cm" svg:height="0.5cm" svg:x="4.85cm" svg:y="1.9cm">
          <draw:text-box>
            <text:p><text:span text:style-name="T1">ABZWEIG</text:span></text:p>
          </draw:text-box>
        </draw:frame>
        <draw:rect draw:style-name="gr1" draw:text-style-name="P1" draw:layer="layout" svg:width="0.85cm" svg:height="0.5cm" svg:x="4.8cm" svg:y="2.4cm">
          <text:p/>
        </draw:rect>
        <draw:frame draw:style-name="gr5" draw:text-style-name="P2" draw:layer="layout" svg:width="0.7cm" svg:height="0.5cm" svg:x="4.85cm" svg:y="2.4cm">
          <draw:text-box>
            <text:p><text:span text:style-name="T1">NN1</text:span></text:p>
          </draw:text-box>
        </draw:frame>
        <draw:rect draw:style-name="gr1" draw:text-style-name="P1" draw:layer="layout" svg:width="0.85cm" svg:height="0.5cm" svg:x="5.65cm" svg:y="2.4cm">
          <text:p/>
        </draw:rect>
        <draw:frame draw:style-name="gr5" draw:text-style-name="P2" draw:layer="layout" svg:width="0.75cm" svg:height="0.5cm" svg:x="5.7cm" svg:y="2.4cm">
          <draw:text-box>
            <text:p><text:span text:style-name="T1">SS1</text:span></text:p>
          </draw:text-box>
        </draw:frame>
        <draw:rect draw:style-name="gr10" draw:text-style-name="P1" draw:layer="layout" svg:width="0.6cm" svg:height="1.6cm" svg:x="6.8cm" svg:y="3.4cm">
          <text:p/>
        </draw:rect>
        <draw:rect draw:style-name="gr4" draw:text-style-name="P1" draw:layer="layout" svg:width="0.3cm" svg:height="1.6cm" svg:x="7.4cm" svg:y="3.4cm">
          <text:p/>
        </draw:rect>
        <draw:rect draw:style-name="gr10" draw:text-style-name="P1" draw:layer="layout" svg:width="0.6cm" svg:height="0.5cm" svg:x="6.8cm" svg:y="5cm">
          <text:p/>
        </draw:rect>
        <draw:rect draw:style-name="gr10" draw:text-style-name="P1" draw:layer="layout" svg:width="0.6cm" svg:height="0.5cm" svg:x="6.8cm" svg:y="2.9cm">
          <text:p/>
        </draw:rect>
        <draw:rect draw:style-name="gr11" draw:text-style-name="P1" draw:layer="layout" svg:width="0.6cm" svg:height="1.6cm" svg:x="7.7cm" svg:y="3.4cm">
          <text:p/>
        </draw:rect>
        <draw:rect draw:style-name="gr11" draw:text-style-name="P1" draw:layer="layout" svg:width="0.6cm" svg:height="0.5cm" svg:x="7.7cm" svg:y="5cm">
          <text:p/>
        </draw:rect>
        <draw:rect draw:style-name="gr11" draw:text-style-name="P1" draw:layer="layout" svg:width="0.6cm" svg:height="0.5cm" svg:x="7.7cm" svg:y="2.9cm">
          <text:p/>
        </draw:rect>
        <draw:rect draw:style-name="gr1" draw:text-style-name="P1" draw:layer="layout" svg:width="1.7cm" svg:height="0.5cm" svg:x="6.7cm" svg:y="6cm">
          <text:p/>
        </draw:rect>
        <draw:frame draw:style-name="gr5" draw:text-style-name="P2" draw:layer="layout" svg:width="1.6cm" svg:height="0.5cm" svg:x="6.75cm" svg:y="6cm">
          <draw:text-box>
            <text:p><text:span text:style-name="T1">ENTKUPPLER</text:span></text:p>
          </draw:text-box>
        </draw:frame>
        <draw:g>
          <draw:circle draw:style-name="gr13" draw:text-style-name="P1" draw:layer="layout" svg:width="0.4cm" svg:height="0.4cm" svg:x="7.8cm" svg:y="3.6cm">
            <text:p/>
          </draw:circle>
          <draw:rect draw:style-name="gr14" draw:text-style-name="P1" draw:layer="layout" svg:width="0.1cm" svg:height="0.4cm" draw:transform="rotate (-0.785398163398487) translate (8.106cm 3.623cm)">
            <text:p/>
          </draw:rect>
        </draw:g>
        <draw:g>
          <draw:circle draw:style-name="gr13" draw:text-style-name="P1" draw:layer="layout" svg:width="0.4cm" svg:height="0.4cm" svg:x="7.8cm" svg:y="4.4cm">
            <text:p/>
          </draw:circle>
          <draw:rect draw:style-name="gr14" draw:text-style-name="P1" draw:layer="layout" svg:width="0.1cm" svg:height="0.4cm" draw:transform="rotate (-0.785398163398487) translate (8.106cm 4.423cm)">
            <text:p/>
          </draw:rect>
        </draw:g>
        <draw:g>
          <draw:circle draw:style-name="gr13" draw:text-style-name="P1" draw:layer="layout" svg:width="0.4cm" svg:height="0.4cm" svg:x="6.9cm" svg:y="3.6cm">
            <text:p/>
          </draw:circle>
          <draw:rect draw:style-name="gr14" draw:text-style-name="P1" draw:layer="layout" svg:width="0.1cm" svg:height="0.4cm" draw:transform="rotate (-0.785398163398487) translate (7.206cm 3.623cm)">
            <text:p/>
          </draw:rect>
        </draw:g>
        <draw:g>
          <draw:circle draw:style-name="gr13" draw:text-style-name="P1" draw:layer="layout" svg:width="0.4cm" svg:height="0.4cm" svg:x="6.9cm" svg:y="4.4cm">
            <text:p/>
          </draw:circle>
          <draw:rect draw:style-name="gr14" draw:text-style-name="P1" draw:layer="layout" svg:width="0.1cm" svg:height="0.4cm" draw:transform="rotate (-0.785398163398487) translate (7.206cm 4.423cm)">
            <text:p/>
          </draw:rect>
        </draw:g>
        <draw:rect draw:style-name="gr1" draw:text-style-name="P1" draw:layer="layout" svg:width="0.85cm" svg:height="0.5cm" svg:x="6.7cm" svg:y="5.5cm">
          <text:p/>
        </draw:rect>
        <draw:rect draw:style-name="gr1" draw:text-style-name="P1" draw:layer="layout" svg:width="0.85cm" svg:height="0.5cm" svg:x="7.55cm" svg:y="5.5cm">
          <text:p/>
        </draw:rect>
        <draw:rect draw:style-name="gr1" draw:text-style-name="P1" draw:layer="layout" svg:width="1.7cm" svg:height="0.5cm" svg:x="6.7cm" svg:y="1.9cm">
          <text:p/>
        </draw:rect>
        <draw:frame draw:style-name="gr5" draw:text-style-name="P2" draw:layer="layout" svg:width="1.6cm" svg:height="0.5cm" svg:x="6.75cm" svg:y="1.9cm">
          <draw:text-box>
            <text:p><text:span text:style-name="T1">ENTKUPPLER</text:span></text:p>
          </draw:text-box>
        </draw:frame>
        <draw:rect draw:style-name="gr12" draw:text-style-name="P1" draw:layer="layout" svg:width="0.6cm" svg:height="1.6cm" svg:x="8.7cm" svg:y="3.4cm">
          <text:p/>
        </draw:rect>
        <draw:rect draw:style-name="gr4" draw:text-style-name="P1" draw:layer="layout" svg:width="0.3cm" svg:height="1.6cm" svg:x="9.3cm" svg:y="3.4cm">
          <text:p/>
        </draw:rect>
        <draw:rect draw:style-name="gr12" draw:text-style-name="P1" draw:layer="layout" svg:width="0.6cm" svg:height="0.5cm" svg:x="8.7cm" svg:y="5cm">
          <text:p/>
        </draw:rect>
        <draw:rect draw:style-name="gr12" draw:text-style-name="P1" draw:layer="layout" svg:width="0.6cm" svg:height="0.5cm" svg:x="8.7cm" svg:y="2.9cm">
          <text:p/>
        </draw:rect>
        <draw:rect draw:style-name="gr15" draw:text-style-name="P1" draw:layer="layout" svg:width="0.6cm" svg:height="1.6cm" svg:x="9.6cm" svg:y="3.4cm">
          <text:p/>
        </draw:rect>
        <draw:rect draw:style-name="gr15" draw:text-style-name="P1" draw:layer="layout" svg:width="0.6cm" svg:height="0.5cm" svg:x="9.6cm" svg:y="5cm">
          <text:p/>
        </draw:rect>
        <draw:rect draw:style-name="gr15" draw:text-style-name="P1" draw:layer="layout" svg:width="0.6cm" svg:height="0.5cm" svg:x="9.6cm" svg:y="2.9cm">
          <text:p/>
        </draw:rect>
        <draw:rect draw:style-name="gr1" draw:text-style-name="P1" draw:layer="layout" svg:width="1.7cm" svg:height="0.5cm" svg:x="8.6cm" svg:y="6cm">
          <text:p/>
        </draw:rect>
        <draw:frame draw:style-name="gr5" draw:text-style-name="P2" draw:layer="layout" svg:width="1.6cm" svg:height="0.5cm" svg:x="8.65cm" svg:y="6cm">
          <draw:text-box>
            <text:p><text:span text:style-name="T1">HAUPTSTR</text:span></text:p>
          </draw:text-box>
        </draw:frame>
        <draw:g>
          <draw:circle draw:style-name="gr13" draw:text-style-name="P1" draw:layer="layout" svg:width="0.4cm" svg:height="0.4cm" svg:x="9.7cm" svg:y="3.6cm">
            <text:p/>
          </draw:circle>
          <draw:rect draw:style-name="gr14" draw:text-style-name="P1" draw:layer="layout" svg:width="0.1cm" svg:height="0.4cm" draw:transform="rotate (-0.785398163398487) translate (10.006cm 3.623cm)">
            <text:p/>
          </draw:rect>
        </draw:g>
        <draw:g>
          <draw:circle draw:style-name="gr13" draw:text-style-name="P1" draw:layer="layout" svg:width="0.4cm" svg:height="0.4cm" svg:x="9.7cm" svg:y="4.4cm">
            <text:p/>
          </draw:circle>
          <draw:rect draw:style-name="gr14" draw:text-style-name="P1" draw:layer="layout" svg:width="0.1cm" svg:height="0.4cm" draw:transform="rotate (-0.785398163398487) translate (10.006cm 4.423cm)">
            <text:p/>
          </draw:rect>
        </draw:g>
        <draw:g>
          <draw:circle draw:style-name="gr13" draw:text-style-name="P1" draw:layer="layout" svg:width="0.4cm" svg:height="0.4cm" svg:x="8.8cm" svg:y="3.6cm">
            <text:p/>
          </draw:circle>
          <draw:rect draw:style-name="gr14" draw:text-style-name="P1" draw:layer="layout" svg:width="0.1cm" svg:height="0.4cm" draw:transform="rotate (-0.785398163398487) translate (9.106cm 3.623cm)">
            <text:p/>
          </draw:rect>
        </draw:g>
        <draw:g>
          <draw:circle draw:style-name="gr13" draw:text-style-name="P1" draw:layer="layout" svg:width="0.4cm" svg:height="0.4cm" svg:x="8.8cm" svg:y="4.4cm">
            <text:p/>
          </draw:circle>
          <draw:rect draw:style-name="gr14" draw:text-style-name="P1" draw:layer="layout" svg:width="0.1cm" svg:height="0.4cm" draw:transform="rotate (-0.785398163398487) translate (9.106cm 4.423cm)">
            <text:p/>
          </draw:rect>
        </draw:g>
        <draw:rect draw:style-name="gr1" draw:text-style-name="P1" draw:layer="layout" svg:width="0.85cm" svg:height="0.5cm" svg:x="8.6cm" svg:y="5.5cm">
          <text:p/>
        </draw:rect>
        <draw:frame draw:style-name="gr5" draw:text-style-name="P2" draw:layer="layout" svg:width="0.55cm" svg:height="0.5cm" svg:x="8.75cm" svg:y="5.5cm">
          <draw:text-box>
            <text:p><text:span text:style-name="T1">NN</text:span></text:p>
          </draw:text-box>
        </draw:frame>
        <draw:rect draw:style-name="gr1" draw:text-style-name="P1" draw:layer="layout" svg:width="0.85cm" svg:height="0.5cm" svg:x="9.45cm" svg:y="5.5cm">
          <text:p/>
        </draw:rect>
        <draw:frame draw:style-name="gr5" draw:text-style-name="P2" draw:layer="layout" svg:width="0.55cm" svg:height="0.5cm" svg:x="9.6cm" svg:y="5.5cm">
          <draw:text-box>
            <text:p><text:span text:style-name="T1">SS</text:span></text:p>
          </draw:text-box>
        </draw:frame>
        <draw:rect draw:style-name="gr1" draw:text-style-name="P1" draw:layer="layout" svg:width="1.7cm" svg:height="0.5cm" svg:x="8.6cm" svg:y="1.9cm">
          <text:p/>
        </draw:rect>
        <draw:frame draw:style-name="gr5" draw:text-style-name="P2" draw:layer="layout" svg:width="1.6cm" svg:height="0.5cm" svg:x="8.65cm" svg:y="1.9cm">
          <draw:text-box>
            <text:p><text:span text:style-name="T1">HAUPTSTR</text:span></text:p>
          </draw:text-box>
        </draw:frame>
        <draw:rect draw:style-name="gr1" draw:text-style-name="P1" draw:layer="layout" svg:width="0.85cm" svg:height="0.5cm" svg:x="8.6cm" svg:y="2.4cm">
          <text:p/>
        </draw:rect>
        <draw:rect draw:style-name="gr1" draw:text-style-name="P1" draw:layer="layout" svg:width="0.85cm" svg:height="0.5cm" svg:x="9.45cm" svg:y="2.4cm">
          <text:p/>
        </draw:rect>
        <draw:rect draw:style-name="gr3" draw:text-style-name="P1" draw:layer="layout" svg:width="0.6cm" svg:height="1.6cm" svg:x="2.1cm" svg:y="3.4cm">
          <text:p/>
        </draw:rect>
        <draw:rect draw:style-name="gr4" draw:text-style-name="P1" draw:layer="layout" svg:width="0.3cm" svg:height="1.6cm" svg:x="2.7cm" svg:y="3.4cm">
          <text:p/>
        </draw:rect>
        <draw:rect draw:style-name="gr3" draw:text-style-name="P1" draw:layer="layout" svg:width="0.6cm" svg:height="0.5cm" svg:x="2.1cm" svg:y="5cm">
          <text:p/>
        </draw:rect>
        <draw:rect draw:style-name="gr3" draw:text-style-name="P1" draw:layer="layout" svg:width="0.6cm" svg:height="0.5cm" svg:x="2.1cm" svg:y="2.9cm">
          <text:p/>
        </draw:rect>
        <draw:rect draw:style-name="gr6" draw:text-style-name="P1" draw:layer="layout" svg:width="0.6cm" svg:height="1.6cm" svg:x="3cm" svg:y="3.4cm">
          <text:p/>
        </draw:rect>
        <draw:rect draw:style-name="gr6" draw:text-style-name="P1" draw:layer="layout" svg:width="0.6cm" svg:height="0.5cm" svg:x="3cm" svg:y="5cm">
          <text:p/>
        </draw:rect>
        <draw:rect draw:style-name="gr6" draw:text-style-name="P1" draw:layer="layout" svg:width="0.6cm" svg:height="0.5cm" svg:x="3cm" svg:y="2.9cm">
          <text:p/>
        </draw:rect>
        <draw:rect draw:style-name="gr1" draw:text-style-name="P1" draw:layer="layout" svg:width="2.6cm" svg:height="0.5cm" svg:x="2cm" svg:y="6cm">
          <text:p/>
        </draw:rect>
        <draw:g>
          <draw:circle draw:style-name="gr13" draw:text-style-name="P1" draw:layer="layout" svg:width="0.4cm" svg:height="0.4cm" svg:x="3.1cm" svg:y="3.6cm">
            <text:p/>
          </draw:circle>
          <draw:rect draw:style-name="gr14" draw:text-style-name="P1" draw:layer="layout" svg:width="0.1cm" svg:height="0.4cm" draw:transform="rotate (-0.785398163398487) translate (3.406cm 3.623cm)">
            <text:p/>
          </draw:rect>
        </draw:g>
        <draw:g>
          <draw:circle draw:style-name="gr13" draw:text-style-name="P1" draw:layer="layout" svg:width="0.4cm" svg:height="0.4cm" svg:x="3.1cm" svg:y="4.4cm">
            <text:p/>
          </draw:circle>
          <draw:rect draw:style-name="gr14" draw:text-style-name="P1" draw:layer="layout" svg:width="0.1cm" svg:height="0.4cm" draw:transform="rotate (-0.785398163398487) translate (3.406cm 4.423cm)">
            <text:p/>
          </draw:rect>
        </draw:g>
        <draw:g>
          <draw:circle draw:style-name="gr13" draw:text-style-name="P1" draw:layer="layout" svg:width="0.4cm" svg:height="0.4cm" svg:x="2.2cm" svg:y="3.6cm">
            <text:p/>
          </draw:circle>
          <draw:rect draw:style-name="gr14" draw:text-style-name="P1" draw:layer="layout" svg:width="0.1cm" svg:height="0.4cm" draw:transform="rotate (-0.785398163398487) translate (2.506cm 3.623cm)">
            <text:p/>
          </draw:rect>
        </draw:g>
        <draw:g>
          <draw:circle draw:style-name="gr13" draw:text-style-name="P1" draw:layer="layout" svg:width="0.4cm" svg:height="0.4cm" svg:x="2.2cm" svg:y="4.4cm">
            <text:p/>
          </draw:circle>
          <draw:rect draw:style-name="gr14" draw:text-style-name="P1" draw:layer="layout" svg:width="0.1cm" svg:height="0.4cm" draw:transform="rotate (-0.785398163398487) translate (2.506cm 4.423cm)">
            <text:p/>
          </draw:rect>
        </draw:g>
        <draw:rect draw:style-name="gr1" draw:text-style-name="P1" draw:layer="layout" svg:width="0.85cm" svg:height="0.5cm" svg:x="2cm" svg:y="5.5cm">
          <text:p/>
        </draw:rect>
        <draw:rect draw:style-name="gr1" draw:text-style-name="P1" draw:layer="layout" svg:width="0.9cm" svg:height="0.5cm" svg:x="2.85cm" svg:y="5.5cm">
          <text:p/>
        </draw:rect>
        <draw:rect draw:style-name="gr7" draw:text-style-name="P1" draw:layer="layout" svg:width="0.6cm" svg:height="1.6cm" svg:x="3.9cm" svg:y="3.4cm">
          <text:p/>
        </draw:rect>
        <draw:rect draw:style-name="gr4" draw:text-style-name="P1" draw:layer="layout" svg:width="0.3cm" svg:height="1.6cm" svg:x="3.6cm" svg:y="3.4cm">
          <text:p/>
        </draw:rect>
        <draw:rect draw:style-name="gr7" draw:text-style-name="P1" draw:layer="layout" svg:width="0.6cm" svg:height="0.5cm" svg:x="3.9cm" svg:y="5cm">
          <text:p/>
        </draw:rect>
        <draw:rect draw:style-name="gr7" draw:text-style-name="P1" draw:layer="layout" svg:width="0.6cm" svg:height="0.5cm" svg:x="3.9cm" svg:y="2.9cm">
          <text:p/>
        </draw:rect>
        <draw:g>
          <draw:circle draw:style-name="gr13" draw:text-style-name="P1" draw:layer="layout" svg:width="0.4cm" svg:height="0.4cm" svg:x="4cm" svg:y="3.6cm">
            <text:p/>
          </draw:circle>
          <draw:rect draw:style-name="gr14" draw:text-style-name="P1" draw:layer="layout" svg:width="0.1cm" svg:height="0.4cm" draw:transform="rotate (-0.785398163398487) translate (4.306cm 3.623cm)">
            <text:p/>
          </draw:rect>
        </draw:g>
        <draw:g>
          <draw:circle draw:style-name="gr13" draw:text-style-name="P1" draw:layer="layout" svg:width="0.4cm" svg:height="0.4cm" svg:x="4cm" svg:y="4.4cm">
            <text:p/>
          </draw:circle>
          <draw:rect draw:style-name="gr14" draw:text-style-name="P1" draw:layer="layout" svg:width="0.1cm" svg:height="0.4cm" draw:transform="rotate (-0.785398163398487) translate (4.306cm 4.423cm)">
            <text:p/>
          </draw:rect>
        </draw:g>
        <draw:rect draw:style-name="gr1" draw:text-style-name="P1" draw:layer="layout" svg:width="0.85cm" svg:height="0.5cm" svg:x="3.75cm" svg:y="5.5cm">
          <text:p/>
        </draw:rect>
        <draw:frame draw:style-name="gr5" draw:text-style-name="P2" draw:layer="layout" svg:width="1.8cm" svg:height="0.5cm" svg:x="2.4cm" svg:y="6cm">
          <draw:text-box>
            <text:p><text:span text:style-name="T1">WEICHE 1</text:span></text:p>
          </draw:text-box>
        </draw:frame>
        <draw:frame draw:style-name="gr5" draw:text-style-name="P2" draw:layer="layout" svg:width="0.6cm" svg:height="0.5cm" svg:x="2.13cm" svg:y="5.5cm">
          <draw:text-box>
            <text:p><text:span text:style-name="T1">WA</text:span></text:p>
          </draw:text-box>
        </draw:frame>
        <draw:frame draw:style-name="gr5" draw:text-style-name="P2" draw:layer="layout" svg:width="0.6cm" svg:height="0.5cm" svg:x="3cm" svg:y="5.5cm">
          <draw:text-box>
            <text:p><text:span text:style-name="T1">W0</text:span></text:p>
          </draw:text-box>
        </draw:frame>
        <draw:frame draw:style-name="gr5" draw:text-style-name="P2" draw:layer="layout" svg:width="0.6cm" svg:height="0.5cm" svg:x="3.87cm" svg:y="5.5cm">
          <draw:text-box>
            <text:p><text:span text:style-name="T1">WB</text:span></text:p>
          </draw:text-box>
        </draw:frame>
        <draw:rect draw:style-name="gr1" draw:text-style-name="P1" draw:layer="layout" svg:width="2.6cm" svg:height="0.5cm" svg:x="2cm" svg:y="1.9cm">
          <text:p/>
        </draw:rect>
        <draw:rect draw:style-name="gr1" draw:text-style-name="P1" draw:layer="layout" svg:width="0.85cm" svg:height="0.5cm" svg:x="2cm" svg:y="2.4cm">
          <text:p/>
        </draw:rect>
        <draw:rect draw:style-name="gr1" draw:text-style-name="P1" draw:layer="layout" svg:width="0.9cm" svg:height="0.5cm" svg:x="2.85cm" svg:y="2.4cm">
          <text:p/>
        </draw:rect>
        <draw:rect draw:style-name="gr1" draw:text-style-name="P1" draw:layer="layout" svg:width="0.85cm" svg:height="0.5cm" svg:x="3.75cm" svg:y="2.4cm">
          <text:p/>
        </draw:rect>
        <draw:frame draw:style-name="gr5" draw:text-style-name="P2" draw:layer="layout" svg:width="1.8cm" svg:height="0.5cm" svg:x="2.4cm" svg:y="1.9cm">
          <draw:text-box>
            <text:p><text:span text:style-name="T1">WEICHE 1</text:span></text:p>
          </draw:text-box>
        </draw:frame>
        <draw:frame draw:style-name="gr5" draw:text-style-name="P2" draw:layer="layout" svg:width="0.6cm" svg:height="0.5cm" svg:x="2.13cm" svg:y="2.4cm">
          <draw:text-box>
            <text:p><text:span text:style-name="T1">WA</text:span></text:p>
          </draw:text-box>
        </draw:frame>
        <draw:frame draw:style-name="gr5" draw:text-style-name="P2" draw:layer="layout" svg:width="0.6cm" svg:height="0.5cm" svg:x="3cm" svg:y="2.4cm">
          <draw:text-box>
            <text:p><text:span text:style-name="T1">W0</text:span></text:p>
          </draw:text-box>
        </draw:frame>
        <draw:frame draw:style-name="gr5" draw:text-style-name="P2" draw:layer="layout" svg:width="0.6cm" svg:height="0.5cm" svg:x="3.87cm" svg:y="2.4cm">
          <draw:text-box>
            <text:p><text:span text:style-name="T1">WB</text:span></text:p>
          </draw:text-box>
        </draw:frame>
        <draw:frame draw:style-name="gr5" draw:text-style-name="P2" draw:layer="layout" svg:width="0.55cm" svg:height="0.5cm" svg:x="8.75cm" svg:y="2.4cm">
          <draw:text-box>
            <text:p><text:span text:style-name="T1">NN</text:span></text:p>
          </draw:text-box>
        </draw:frame>
        <draw:frame draw:style-name="gr5" draw:text-style-name="P2" draw:layer="layout" svg:width="0.55cm" svg:height="0.5cm" svg:x="9.6cm" svg:y="2.4cm">
          <draw:text-box>
            <text:p><text:span text:style-name="T1">SS</text:span></text:p>
          </draw:text-box>
        </draw:frame>
        <draw:frame draw:style-name="gr5" draw:text-style-name="P2" draw:layer="layout" svg:width="0.55cm" svg:height="0.5cm" svg:x="6.85cm" svg:y="5.5cm">
          <draw:text-box>
            <text:p><text:span text:style-name="T1">V+</text:span></text:p>
          </draw:text-box>
        </draw:frame>
        <draw:frame draw:style-name="gr5" draw:text-style-name="P2" draw:layer="layout" svg:width="0.55cm" svg:height="0.5cm" svg:x="7.7cm" svg:y="5.5cm">
          <draw:text-box>
            <text:p><text:span text:style-name="T1">V-</text:span></text:p>
          </draw:text-box>
        </draw:frame>
        <draw:rect draw:style-name="gr1" draw:text-style-name="P1" draw:layer="layout" svg:width="0.85cm" svg:height="0.5cm" svg:x="6.7cm" svg:y="2.4cm">
          <text:p/>
        </draw:rect>
        <draw:rect draw:style-name="gr1" draw:text-style-name="P1" draw:layer="layout" svg:width="0.85cm" svg:height="0.5cm" svg:x="7.55cm" svg:y="2.4cm">
          <text:p/>
        </draw:rect>
        <draw:frame draw:style-name="gr5" draw:text-style-name="P2" draw:layer="layout" svg:width="0.55cm" svg:height="0.5cm" svg:x="6.85cm" svg:y="2.4cm">
          <draw:text-box>
            <text:p><text:span text:style-name="T1">V+</text:span></text:p>
          </draw:text-box>
        </draw:frame>
        <draw:frame draw:style-name="gr5" draw:text-style-name="P2" draw:layer="layout" svg:width="0.55cm" svg:height="0.5cm" svg:x="7.7cm" svg:y="2.4cm">
          <draw:text-box>
            <text:p><text:span text:style-name="T1">V-</text:span></text:p>
          </draw:text-box>
        </draw:frame>
        <draw:rect draw:style-name="gr16" draw:text-style-name="P1" draw:layer="layout" svg:width="0.6cm" svg:height="1.6cm" svg:x="5cm" svg:y="9.9cm">
          <text:p/>
        </draw:rect>
        <draw:rect draw:style-name="gr4" draw:text-style-name="P1" draw:layer="layout" svg:width="0.4cm" svg:height="1.6cm" svg:x="5.6cm" svg:y="9.9cm">
          <text:p/>
        </draw:rect>
        <draw:rect draw:style-name="gr16" draw:text-style-name="P1" draw:layer="layout" svg:width="0.6cm" svg:height="0.5cm" svg:x="5cm" svg:y="11.5cm">
          <text:p/>
        </draw:rect>
        <draw:rect draw:style-name="gr16" draw:text-style-name="P1" draw:layer="layout" svg:width="0.6cm" svg:height="0.5cm" svg:x="5cm" svg:y="9.4cm">
          <text:p/>
        </draw:rect>
        <draw:rect draw:style-name="gr9" draw:text-style-name="P1" draw:layer="layout" svg:width="0.6cm" svg:height="1.6cm" svg:x="6cm" svg:y="9.9cm">
          <text:p/>
        </draw:rect>
        <draw:rect draw:style-name="gr9" draw:text-style-name="P1" draw:layer="layout" svg:width="0.6cm" svg:height="0.5cm" svg:x="6cm" svg:y="11.5cm">
          <text:p/>
        </draw:rect>
        <draw:rect draw:style-name="gr9" draw:text-style-name="P1" draw:layer="layout" svg:width="0.6cm" svg:height="0.5cm" svg:x="6cm" svg:y="9.4cm">
          <text:p/>
        </draw:rect>
        <draw:rect draw:style-name="gr1" draw:text-style-name="P1" draw:layer="layout" svg:width="1.8cm" svg:height="0.5cm" svg:x="4.9cm" svg:y="12.5cm">
          <text:p/>
        </draw:rect>
        <draw:frame draw:style-name="gr5" draw:text-style-name="P2" draw:layer="layout" svg:width="1.6cm" svg:height="0.5cm" svg:x="5cm" svg:y="12.5cm">
          <draw:text-box>
            <text:p><text:span text:style-name="T1">ABZWEIG</text:span></text:p>
          </draw:text-box>
        </draw:frame>
        <draw:g>
          <draw:circle draw:style-name="gr13" draw:text-style-name="P1" draw:layer="layout" svg:width="0.4cm" svg:height="0.4cm" svg:x="6.1cm" svg:y="10.1cm">
            <text:p/>
          </draw:circle>
          <draw:rect draw:style-name="gr14" draw:text-style-name="P1" draw:layer="layout" svg:width="0.1cm" svg:height="0.4cm" draw:transform="rotate (-0.785398163398487) translate (6.406cm 10.123cm)">
            <text:p/>
          </draw:rect>
        </draw:g>
        <draw:g>
          <draw:circle draw:style-name="gr13" draw:text-style-name="P1" draw:layer="layout" svg:width="0.4cm" svg:height="0.4cm" svg:x="6.1cm" svg:y="10.9cm">
            <text:p/>
          </draw:circle>
          <draw:rect draw:style-name="gr14" draw:text-style-name="P1" draw:layer="layout" svg:width="0.1cm" svg:height="0.4cm" draw:transform="rotate (-0.785398163398487) translate (6.406cm 10.923cm)">
            <text:p/>
          </draw:rect>
        </draw:g>
        <draw:g>
          <draw:circle draw:style-name="gr13" draw:text-style-name="P1" draw:layer="layout" svg:width="0.4cm" svg:height="0.4cm" svg:x="5.1cm" svg:y="10.1cm">
            <text:p/>
          </draw:circle>
          <draw:rect draw:style-name="gr14" draw:text-style-name="P1" draw:layer="layout" svg:width="0.1cm" svg:height="0.4cm" draw:transform="rotate (-0.785398163398487) translate (5.406cm 10.123cm)">
            <text:p/>
          </draw:rect>
        </draw:g>
        <draw:g>
          <draw:circle draw:style-name="gr13" draw:text-style-name="P1" draw:layer="layout" svg:width="0.4cm" svg:height="0.4cm" svg:x="5.1cm" svg:y="10.9cm">
            <text:p/>
          </draw:circle>
          <draw:rect draw:style-name="gr14" draw:text-style-name="P1" draw:layer="layout" svg:width="0.1cm" svg:height="0.4cm" draw:transform="rotate (-0.785398163398487) translate (5.406cm 10.923cm)">
            <text:p/>
          </draw:rect>
        </draw:g>
        <draw:rect draw:style-name="gr1" draw:text-style-name="P1" draw:layer="layout" svg:width="0.9cm" svg:height="0.5cm" svg:x="5.8cm" svg:y="12cm">
          <text:p/>
        </draw:rect>
        <draw:rect draw:style-name="gr1" draw:text-style-name="P1" draw:layer="layout" svg:width="0.9cm" svg:height="0.5cm" svg:x="4.9cm" svg:y="12cm">
          <text:p/>
        </draw:rect>
        <draw:frame draw:style-name="gr5" draw:text-style-name="P2" draw:layer="layout" svg:width="0.7cm" svg:height="0.5cm" svg:x="5cm" svg:y="12cm">
          <draw:text-box>
            <text:p><text:span text:style-name="T1">NN1</text:span></text:p>
          </draw:text-box>
        </draw:frame>
        <draw:frame draw:style-name="gr5" draw:text-style-name="P2" draw:layer="layout" svg:width="0.7cm" svg:height="0.5cm" svg:x="5.9cm" svg:y="12cm">
          <draw:text-box>
            <text:p><text:span text:style-name="T1">SS1</text:span></text:p>
          </draw:text-box>
        </draw:frame>
        <draw:rect draw:style-name="gr1" draw:text-style-name="P1" draw:layer="layout" svg:width="1.8cm" svg:height="0.5cm" svg:x="4.9cm" svg:y="8.4cm">
          <text:p/>
        </draw:rect>
        <draw:frame draw:style-name="gr5" draw:text-style-name="P2" draw:layer="layout" svg:width="1.6cm" svg:height="0.5cm" svg:x="5cm" svg:y="8.4cm">
          <draw:text-box>
            <text:p><text:span text:style-name="T1">ABZWEIG</text:span></text:p>
          </draw:text-box>
        </draw:frame>
        <draw:rect draw:style-name="gr1" draw:text-style-name="P1" draw:layer="layout" svg:width="0.9cm" svg:height="0.5cm" svg:x="5.8cm" svg:y="8.9cm">
          <text:p/>
        </draw:rect>
        <draw:rect draw:style-name="gr1" draw:text-style-name="P1" draw:layer="layout" svg:width="0.9cm" svg:height="0.5cm" svg:x="4.9cm" svg:y="8.9cm">
          <text:p/>
        </draw:rect>
        <draw:frame draw:style-name="gr5" draw:text-style-name="P2" draw:layer="layout" svg:width="0.7cm" svg:height="0.5cm" svg:x="5cm" svg:y="8.9cm">
          <draw:text-box>
            <text:p><text:span text:style-name="T1">NN1</text:span></text:p>
          </draw:text-box>
        </draw:frame>
        <draw:frame draw:style-name="gr5" draw:text-style-name="P2" draw:layer="layout" svg:width="0.7cm" svg:height="0.5cm" svg:x="5.9cm" svg:y="8.9cm">
          <draw:text-box>
            <text:p><text:span text:style-name="T1">SS1</text:span></text:p>
          </draw:text-box>
        </draw:frame>
        <draw:frame draw:style-name="gr5" draw:text-style-name="P2" draw:layer="layout" svg:width="1.8cm" svg:height="0.5cm" svg:x="2cm" svg:y="7.7cm">
          <draw:text-box>
            <text:p><text:span text:style-name="T1">(etwas zu brei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10-03-21T17:16:45.57</meta:creation-date>
    <dc:date>2024-03-10T16:25:22.79</dc:date>
    <dc:creator>Karl Hartinger</dc:creator>
    <meta:editing-duration>P5DT19H15M52S</meta:editing-duration>
    <meta:editing-cycles>381</meta:editing-cycles>
    <meta:generator>OpenOffice/4.1.15$Win32 OpenOffice.org_project/4115m2$Build-9813</meta:generator>
    <meta:printed-by>Karl Hartinger</meta:printed-by>
    <meta:print-date>2024-03-10T15:57:43.84</meta:print-date>
    <meta:document-statistic meta:object-count="278"/>
  </office:meta>
</office:document-meta>
</file>